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67f67" officeooo:paragraph-rsid="00167f67"/>
    </style:style>
    <style:style style:name="P3" style:family="paragraph" style:parent-style-name="Standard">
      <style:text-properties officeooo:rsid="0017b2d3" officeooo:paragraph-rsid="0017b2d3"/>
    </style:style>
    <style:style style:name="P4" style:family="paragraph" style:parent-style-name="Standard">
      <style:paragraph-properties fo:text-align="center" style:justify-single-word="false"/>
      <style:text-properties officeooo:rsid="00193a42" officeooo:paragraph-rsid="00193a42"/>
    </style:style>
    <style:style style:name="P5" style:family="paragraph" style:parent-style-name="Standard">
      <style:paragraph-properties fo:text-align="center" style:justify-single-word="false"/>
      <style:text-properties fo:font-weight="bold" officeooo:rsid="00193a42" officeooo:paragraph-rsid="00193a42"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officeooo:rsid="001cfe34" officeooo:paragraph-rsid="001cfe34" style:font-weight-asian="bold" style:font-weight-complex="bold"/>
    </style:style>
    <style:style style:name="P8" style:family="paragraph" style:parent-style-name="Standard">
      <style:paragraph-properties fo:text-align="center" style:justify-single-word="false"/>
      <style:text-properties fo:font-weight="normal" officeooo:rsid="001ad91e" officeooo:paragraph-rsid="001ad91e" style:font-weight-asian="normal" style:font-weight-complex="normal"/>
    </style:style>
    <style:style style:name="P9" style:family="paragraph" style:parent-style-name="Standard">
      <style:text-properties officeooo:rsid="001cfe34" officeooo:paragraph-rsid="001cfe34"/>
    </style:style>
    <style:style style:name="T1" style:family="text">
      <style:text-properties officeooo:rsid="001ad9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 CHECKING</text:p>
      <text:p text:style-name="Standard"/>
      <text:p text:style-name="P2">by </text:p>
      <text:p text:style-name="P2"/>
      <text:p text:style-name="P2">Mark McDermott</text:p>
      <text:p text:style-name="Standard"/>
      <text:p text:style-name="Standard"/>
      <text:p text:style-name="Standard"/>
      <text:p text:style-name="Standard"/>
      <text:p text:style-name="Standard"/>
      <text:p text:style-name="P2">A thesis submitted to the Graduate Council of</text:p>
      <text:p text:style-name="P2">Texas State University in partial fulfillment </text:p>
      <text:p text:style-name="P2">of the requirements for the degree of </text:p>
      <text:p text:style-name="P2">Master of Science</text:p>
      <text:p text:style-name="P2">with a Major in Software Engineering</text:p>
      <text:p text:style-name="P2">February 2020</text:p>
      <text:p text:style-name="Standard"/>
      <text:p text:style-name="Standard"/>
      <text:p text:style-name="Standard"/>
      <text:p text:style-name="P3">Committee Members:</text:p>
      <text:p text:style-name="P3"/>
      <text:p text:style-name="P3">Rodion Podorozhny, Chai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5">COPYRIGHT</text:p>
      <text:p text:style-name="P4"/>
      <text:p text:style-name="P4">by</text:p>
      <text:p text:style-name="P4"/>
      <text:p text:style-name="P4">Mark McDermott</text:p>
      <text:p text:style-name="P4"/>
      <text:p text:style-name="P4">202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6">FAIR USE AND AUTHOR’S PERMISSION STATEMENT</text:p>
      <text:p text:style-name="P1"/>
      <text:p text:style-name="P6">Fair Use</text:p>
      <text:p text:style-name="P8"/>
      <text:p text:style-name="P1">This work is protected by the Copyright Laws of the United States (Public Law 94-553, section 107). Consistent with fair use as defined in the Copyright Laws, brief quotations from this material are allowed with proper acknowledgment. Use of this material for financial gain without the author’s express written permission is not allowed.</text:p>
      <text:p text:style-name="P1"/>
      <text:p text:style-name="P1"/>
      <text:p text:style-name="P6">Duplication Permission</text:p>
      <text:p text:style-name="P1"/>
      <text:p text:style-name="P1">As the copyright holder of this work I, <text:span text:style-name="T1">Mark McDermott</text:span>, authorize duplication of this work, in whole or in part, for educational or scholarly purposes on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7">TABLE OF CONTENTS</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00:10:40.283267875</meta:creation-date>
    <meta:generator>LibreOffice/6.2.5.2$MacOSX_X86_64 LibreOffice_project/1ec314fa52f458adc18c4f025c545a4e8b22c159</meta:generator>
    <dc:date>2020-02-05T00:26:03.701517004</dc:date>
    <meta:editing-duration>PT15M20S</meta:editing-duration>
    <meta:editing-cycles>7</meta:editing-cycles>
    <meta:document-statistic meta:table-count="0" meta:image-count="0" meta:object-count="0" meta:page-count="4" meta:paragraph-count="21" meta:word-count="139" meta:character-count="880" meta:non-whitespace-character-count="759"/>
  </office:meta>
</office:document-meta>
</file>